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3856814" text:style-name="L1">
        <text:list-item>
          <text:p text:style-name="P1">Crie um novo documento vazio</text:p>
        </text:list-item>
        <text:list-item>
          <text:p text:style-name="P1">Configure as páginas do documento de tal modo que este esteja apresentado em folhas do tamanho de A4, com 2 centímetros em todas as margens.</text:p>
        </text:list-item>
        <text:list-item>
          <text:p text:style-name="P1">Introduza o conteúdo do documento <text:span text:style-name="T1">TextoExercicio1.doc</text:span><text:span text:style-name="T2"> disponível no endereço </text:span><text:a xlink:type="simple" xlink:href="http://www.sergio-lopes.org/0777/docs"><text:span text:style-name="T2">www.sergio-lopes.org/0777/docs</text:span></text:a></text:p>
        </text:list-item>
        <text:list-item>
          <text:p text:style-name="P1"><text:span text:style-name="T2">Aplique à primeira linha do documento o tipo de Letra Arial, com sombra azul e tamanho 18</text:span></text:p>
        </text:list-item>
        <text:list-item>
          <text:p text:style-name="P1"><text:span text:style-name="T2">Aplique à quarta linha do documento o tipo de letra </text:span><text:span text:style-name="T1">Times New Roman</text:span><text:span text:style-name="T2">, com tamanho 16 e estílo itálico</text:span></text:p>
        </text:list-item>
        <text:list-item>
          <text:p text:style-name="P1"><text:span text:style-name="T2">Aplique ao resto do texto o tipo de letra </text:span><text:span text:style-name="T1">Times New Roman </text:span><text:span text:style-name="T2"><text:s/>com tamanho 12</text:span></text:p>
        </text:list-item>
        <text:list-item>
          <text:p text:style-name="P1"><text:span text:style-name="T2">Avance o texto das 3 primeiras linhas do documento, especificando uma margem de 8 centímetros</text:span></text:p>
        </text:list-item>
        <text:list-item>
          <text:p text:style-name="P1"><text:span text:style-name="T2">Indique um avanço de 1 centímetro para a primeira linha do corpo do texto, correspondente à sexta linha do documento</text:span></text:p>
        </text:list-item>
        <text:list-item>
          <text:p text:style-name="P1"><text:span text:style-name="T2">Altere o espaçamento entre linhas do coropo de texto para uma linha e meia.</text:span></text:p>
        </text:list-item>
        <text:list-item>
          <text:p text:style-name="P1"><text:span text:style-name="T2">Aplique o alinhamento justificado ao corpo de texto.</text:span></text:p>
        </text:list-item>
        <text:list-item>
          <text:p text:style-name="P1"><text:span text:style-name="T2">Alinhe as duas últimas linhas do documento ao centro</text:span></text:p>
        </text:list-item>
        <text:list-item>
          <text:p text:style-name="P1"><text:span text:style-name="T2">Grave o documento com o nome </text:span><text:span text:style-name="T1">TextoExercicio1.doc</text:span></text:p>
          <text:p text:style-name="P1"><text:span text:style-name="T2"/></text:p>
        </text:list-item>
      </text:list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21:53:21</meta:creation-date>
    <meta:document-statistic meta:table-count="0" meta:image-count="0" meta:object-count="0" meta:page-count="1" meta:paragraph-count="12" meta:word-count="176" meta:character-count="999"/>
    <dc:date>2009-10-29T22:06:39</dc:date>
    <meta:editing-duration>PT00H13M18S</meta:editing-duration>
    <meta:editing-cycles>1</meta:editing-cycles>
    <meta:generator>OpenOffice.org/3.1$Unix OpenOffice.org_project/310m19$Build-9420</meta:generator>
  </office:meta>
</office:document-meta>
</file>